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8cm"/>
      <style:paragraph-properties style:writing-mode="lr-tb"/>
    </style:style>
    <style:style style:name="gr6" style:family="graphic" style:parent-style-name="standard">
      <style:graphic-properties svg:stroke-color="#999999" draw:fill-color="#cccccc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8" style:family="graphic" style:parent-style-name="standard">
      <style:graphic-properties svg:stroke-color="#cccccc" draw:fill-color="#cccccc" draw:textarea-horizontal-align="justify" draw:textarea-vertical-align="middle" draw:auto-grow-height="false" fo:min-height="0.385cm" fo:min-width="4.2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95cm" fo:min-width="2.84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95cm" fo:min-width="3.334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05cm" svg:y1="7.35cm" svg:x2="15.505cm" svg:y2="8.302cm">
          <text:p/>
        </draw:line>
        <draw:line draw:style-name="gr2" draw:text-style-name="P1" draw:layer="layout" svg:x1="6.715cm" svg:y1="5.445cm" svg:x2="6.715cm" svg:y2="10.842cm">
          <text:p/>
        </draw:line>
        <draw:line draw:style-name="gr3" draw:text-style-name="P1" draw:layer="layout" svg:x1="15.505cm" svg:y1="4.275cm" svg:x2="15.505cm" svg:y2="6.815cm">
          <text:p/>
        </draw:line>
        <draw:line draw:style-name="gr1" draw:text-style-name="P1" draw:layer="layout" svg:x1="6.715cm" svg:y1="4.175cm" svg:x2="6.715cm" svg:y2="5.127cm">
          <text:p/>
        </draw:line>
        <draw:frame draw:style-name="gr4" draw:text-style-name="P2" draw:layer="layout" svg:width="1.471cm" svg:height="0.725cm" svg:x="14.638cm" svg:y="1.141cm">
          <draw:text-box>
            <text:p><text:span text:style-name="T1">P2</text:span></text:p>
          </draw:text-box>
        </draw:frame>
        <draw:frame draw:style-name="gr5" draw:text-style-name="P2" draw:layer="layout" svg:width="1.658cm" svg:height="0.725cm" svg:x="10.039cm" svg:y="1.142cm">
          <draw:text-box>
            <text:p><text:span text:style-name="T1">Mutex</text:span></text:p>
          </draw:text-box>
        </draw:frame>
        <draw:frame draw:style-name="gr4" draw:text-style-name="P4" draw:layer="layout" svg:width="1.471cm" svg:height="0.725cm" svg:x="6.14cm" svg:y="1.143cm">
          <draw:text-box>
            <text:p text:style-name="P3"><text:span text:style-name="T1">P1</text:span></text:p>
          </draw:text-box>
        </draw:frame>
        <draw:custom-shape draw:style-name="gr6" draw:text-style-name="P5" draw:layer="layout" svg:width="1.27cm" svg:height="1.27cm" svg:x="10.215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xml:id="id1" draw:id="id1" draw:layer="layout" svg:width="1.281cm" svg:height="0.645cm" svg:x="10.215cm" svg:y="2.288cm">
          <draw:text-box>
            <text:p><text:span text:style-name="T2">false</text:span></text:p>
          </draw:text-box>
        </draw:frame>
        <draw:custom-shape draw:style-name="gr8" draw:text-style-name="P5" draw:layer="layout" svg:width="4.763cm" svg:height="0.635cm" svg:x="4.362cm" svg:y="3.657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2" draw:id="id2" draw:layer="layout" svg:width="3.34cm" svg:height="0.645cm" svg:x="5.28cm" svg:y="3.647cm">
          <draw:text-box>
            <text:p text:style-name="P7"><text:span text:style-name="T2">(mutex ‘acquire)</text:span></text:p>
          </draw:text-box>
        </draw:frame>
        <draw:custom-shape draw:style-name="gr8" draw:text-style-name="P5" draw:layer="layout" svg:width="4.763cm" svg:height="0.635cm" svg:x="12.862cm" svg:y="3.658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3" draw:id="id3" draw:layer="layout" svg:width="3.34cm" svg:height="0.645cm" svg:x="13.78cm" svg:y="3.648cm">
          <draw:text-box>
            <text:p text:style-name="P7"><text:span text:style-name="T2">(mutex ‘acquire)</text:span></text:p>
          </draw:text-box>
        </draw:frame>
        <draw:connector draw:style-name="gr10" draw:text-style-name="P1" draw:layer="layout" draw:type="curve" svg:x1="10.215cm" svg:y1="2.61cm" svg:x2="6.95cm" svg:y2="3.647cm" draw:start-shape="id1" draw:start-glue-point="3" draw:end-shape="id2" draw:end-glue-point="0" svg:d="M10215 2610c-2177 0-3265 345-3265 1037" svg:viewBox="0 0 3266 1038">
          <text:p/>
        </draw:connector>
        <draw:connector draw:style-name="gr11" draw:text-style-name="P1" draw:layer="layout" draw:type="curve" svg:x1="11.496cm" svg:y1="2.61cm" svg:x2="15.45cm" svg:y2="3.648cm" draw:start-shape="id1" draw:start-glue-point="1" draw:end-shape="id3" draw:end-glue-point="0" svg:d="M11496 2610c2636 0 3954 346 3954 1038" svg:viewBox="0 0 3955 1039">
          <text:p/>
        </draw:connector>
        <draw:custom-shape draw:style-name="gr8" draw:text-style-name="P5" draw:layer="layout" svg:width="4.763cm" svg:height="0.635cm" svg:x="4.362cm" svg:y="4.85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834cm" svg:height="0.645cm" svg:x="4.98cm" svg:y="4.848cm">
          <draw:text-box>
            <text:p text:style-name="P7"><text:span text:style-name="T2">(test-and-set!) = false</text:span></text:p>
          </draw:text-box>
        </draw:frame>
        <draw:custom-shape draw:style-name="gr8" draw:text-style-name="P5" draw:layer="layout" svg:width="4.763cm" svg:height="0.635cm" svg:x="12.862cm" svg:y="6.85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834cm" svg:height="0.645cm" svg:x="13.48cm" svg:y="6.849cm">
          <draw:text-box>
            <text:p text:style-name="P7"><text:span text:style-name="T2">(test-and-set!) = false</text:span></text:p>
          </draw:text-box>
        </draw:frame>
        <draw:custom-shape draw:style-name="gr8" draw:text-style-name="P5" draw:layer="layout" svg:width="4.763cm" svg:height="0.635cm" svg:x="12.862cm" svg:y="7.959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4" draw:id="id4" draw:layer="layout" svg:width="3.34cm" svg:height="0.645cm" svg:x="13.58cm" svg:y="7.949cm">
          <draw:text-box>
            <text:p text:style-name="P7"><text:span text:style-name="T2">(set-car! cell true)</text:span></text:p>
          </draw:text-box>
        </draw:frame>
        <draw:custom-shape draw:style-name="gr6" draw:text-style-name="P5" draw:layer="layout" svg:width="1.27cm" svg:height="1.27cm" svg:x="10.215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xml:id="id5" draw:id="id5" draw:layer="layout" svg:width="1.281cm" svg:height="0.645cm" svg:x="10.315cm" svg:y="9.289cm">
          <draw:text-box>
            <text:p><text:span text:style-name="T2">true</text:span></text:p>
          </draw:text-box>
        </draw:frame>
        <draw:connector draw:style-name="gr13" draw:text-style-name="P1" draw:layer="layout" draw:type="curve" svg:x1="15.25cm" svg:y1="8.594cm" svg:x2="11.596cm" svg:y2="9.611cm" draw:start-shape="id4" draw:start-glue-point="2" draw:end-shape="id5" draw:end-glue-point="1" svg:d="M15250 8594c0 678-1218 1017-3654 1017" svg:viewBox="0 0 3655 1018">
          <text:p/>
        </draw:connector>
        <draw:custom-shape draw:style-name="gr8" draw:text-style-name="P5" draw:layer="layout" svg:width="4.763cm" svg:height="0.635cm" svg:x="4.262cm" svg:y="10.86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6" draw:id="id6" draw:layer="layout" svg:width="3.34cm" svg:height="0.645cm" svg:x="4.98cm" svg:y="10.85cm">
          <draw:text-box>
            <text:p text:style-name="P7"><text:span text:style-name="T2">(set-car! cell true)</text:span></text:p>
          </draw:text-box>
        </draw:frame>
        <draw:custom-shape draw:style-name="gr6" draw:text-style-name="P5" xml:id="id7" draw:id="id7" draw:layer="layout" svg:width="1.27cm" svg:height="1.27cm" svg:x="10.215cm" svg:y="10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81cm" svg:height="0.645cm" svg:x="10.315cm" svg:y="10.89cm">
          <draw:text-box>
            <text:p><text:span text:style-name="T2">true</text:span></text:p>
          </draw:text-box>
        </draw:frame>
        <draw:connector draw:style-name="gr14" draw:text-style-name="P1" draw:layer="layout" draw:type="curve" svg:x1="6.65cm" svg:y1="11.495cm" svg:x2="10.401cm" svg:y2="11.639cm" draw:start-shape="id6" draw:start-glue-point="2" draw:end-shape="id7" draw:end-glue-point="7" svg:d="M6650 11495c0 1248 3751 1176 3751 144" svg:viewBox="0 0 3752 92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22:25:16.475601906</meta:creation-date>
    <dc:date>2024-01-18T14:10:59.105500482</dc:date>
    <meta:editing-duration>PT45M10S</meta:editing-duration>
    <meta:editing-cycles>8</meta:editing-cycles>
    <meta:generator>LibreOffice/7.4.7.2$Linux_X86_64 LibreOffice_project/40$Build-2</meta:generator>
    <meta:document-statistic meta:object-count="29"/>
  </office:meta>
</office:document-meta>
</file>